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Examples</text:span><text:span text:style-name="T1_2">:</text:span></text:p>
      <text:p text:style-name="P2"><text:span text:style-name="T2_1">#</text:span><text:span text:style-name="T2_2">include</text:span><text:span text:style-name="T2_3"><text:s/>&lt;</text:span><text:span text:style-name="T2_4">iostream</text:span><text:span text:style-name="T2_5">&gt;</text:span></text:p>
      <text:p text:style-name="P3"><text:span text:style-name="T3_1">#</text:span><text:span text:style-name="T3_2">include</text:span><text:span text:style-name="T3_3"><text:s/>&lt;</text:span><text:span text:style-name="T3_4">cstdlib</text:span><text:span text:style-name="T3_5">&gt;</text:span></text:p>
      <text:p text:style-name="P4"><text:span text:style-name="T4_1">#</text:span><text:span text:style-name="T4_2">include</text:span><text:span text:style-name="T4_3"><text:s/>&lt;</text:span><text:span text:style-name="T4_4">cmath</text:span><text:span text:style-name="T4_5">&gt;</text:span></text:p>
      <text:p text:style-name="P5"><text:span text:style-name="T5_1">#</text:span><text:span text:style-name="T5_2">include</text:span><text:span text:style-name="T5_3"><text:s/>&lt;</text:span><text:span text:style-name="T5_4">ctime</text:span><text:span text:style-name="T5_5">&gt;</text:span></text:p>
      <text:p text:style-name="P6"><text:span text:style-name="T6_1">These</text:span><text:span text:style-name="T6_2"><text:s/></text:span><text:span text:style-name="T6_3">are</text:span><text:span text:style-name="T6_4"><text:s/></text:span><text:span text:style-name="T6_5">preprocessors</text:span><text:span text:style-name="T6_6"><text:s/></text:span><text:span text:style-name="T6_7">you</text:span><text:span text:style-name="T6_8"><text:s/></text:span><text:span text:style-name="T6_9">will</text:span><text:span text:style-name="T6_10"><text:s/></text:span><text:span text:style-name="T6_11">use</text:span><text:span text:style-name="T6_12"><text:s/></text:span><text:span text:style-name="T6_13">when</text:span><text:span text:style-name="T6_14"><text:s/></text:span><text:span text:style-name="T6_15">you</text:span><text:span text:style-name="T6_16"><text:s/></text:span><text:span text:style-name="T6_17">learn</text:span><text:span text:style-name="T6_18"><text:s/></text:span><text:span text:style-name="T6_19">multiple</text:span><text:span text:style-name="T6_20"><text:s/></text:span><text:span text:style-name="T6_21">files</text:span><text:span text:style-name="T6_22"><text:s/></text:span><text:span text:style-name="T6_23">next</text:span><text:span text:style-name="T6_24"><text:s/></text:span><text:span text:style-name="T6_25">chapter</text:span><text:span text:style-name="T6_26">:</text:span></text:p>
      <text:p text:style-name="P7"><text:span text:style-name="T7_1">#</text:span><text:span text:style-name="T7_2">include</text:span><text:span text:style-name="T7_3"><text:s/>“</text:span><text:span text:style-name="T7_4">myFile</text:span><text:span text:style-name="T7_5">.</text:span><text:span text:style-name="T7_6">cpp</text:span><text:span text:style-name="T7_7">”</text:span></text:p>
      <text:p text:style-name="P8"><text:span text:style-name="T8_1">#</text:span><text:span text:style-name="T8_2">include</text:span><text:span text:style-name="T8_3"><text:s/>“</text:span><text:span text:style-name="T8_4">myFile</text:span><text:span text:style-name="T8_5">.</text:span><text:span text:style-name="T8_6">h</text:span><text:span text:style-name="T8_7">”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